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coutLight" svg:font-family="ScoutLigh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coutLight" fo:font-size="7.5pt" fo:letter-spacing="normal" fo:font-style="normal" fo:font-weight="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T1" style:family="text">
      <style:text-properties officeooo:rsid="000eeb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 Of The Soul: Persona just entered the Billboard chart at No1. It’s the <text:span text:style-name="T1">BTS</text:span>’s third album at No 1 in the Billboard 200 Chart in one year, meaning they meet the record held by The Beatles. Released just 10 days ago, the K-Pop band’s latest album already made history this week when it earned the No1 spot on the UK’s albums chart. But this is another Billboard triumph for the band, whose album that Love Yourself: Answer was at the top in September 2018 and before that, Love Yourself: Tear held the No1 spot in June.</text:p>
      <text:p text:style-name="P1"/>
      <text:p text:style-name="P1">The Billboard 200 chart ranks the most popular albums of the week in the U.S. based on multi-metric consumption as measured in equivalent album units It means they are now on par with British pop icons The Beatles, whose archival releases Anthology 1, Anthology 2 and Anthology 3 were all at No1 in the year between November 1995 and October 1996. In 1967, The Monkees achieved three Billboard 200 albums at No1 in just nine months and three weeks, whereas it took BTS 11 months.</text:p>
      <text:p text:style-name="P1"/>
      <text:p text:style-name="P1">Acts like Drake and Future have all achieved similar feats, but a traditional group has not held the record since The Beatles. Earlier this week, BTS became the first ever Korean act to top the UK album chart when Map Of The Soul: Persona took the number one spot. After combined sales of over 10,000 saw them riding high in the midweek sales, they hung onto their lead, nabbing the number one with 26,500 sales.</text:p>
      <text:p text:style-name="Text_20_body"/>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coutLight" svg:font-family="ScoutLigh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3:46:09.206078910</meta:creation-date>
    <dc:date>2019-04-24T13:56:53.213020373</dc:date>
    <meta:editing-duration>PT1M48S</meta:editing-duration>
    <meta:editing-cycles>2</meta:editing-cycles>
    <meta:generator>LibreOffice/5.1.6.2$Linux_X86_64 LibreOffice_project/10m0$Build-2</meta:generator>
    <meta:document-statistic meta:table-count="0" meta:image-count="0" meta:object-count="0" meta:page-count="1" meta:paragraph-count="3" meta:word-count="257" meta:character-count="1411" meta:non-whitespace-character-count="1157"/>
  </office:meta>
</office:document-meta>
</file>